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andara" svg:font-family="Candar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814cm" fo:min-width="2.02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783cm" fo:min-width="4.358cm"/>
    </style:style>
    <style:style style:name="gr3" style:family="graphic" style:parent-style-name="standard">
      <style:graphic-properties svg:stroke-color="#000000" draw:fill-color="#ffffff" draw:opacity="100%" draw:textarea-horizontal-align="justify" draw:textarea-vertical-align="middle" draw:auto-grow-height="false" fo:min-height="2.663cm" fo:min-width="3.565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545cm" fo:min-width="4.081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839cm" fo:min-width="4.736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599cm" fo:min-width="3.644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1.744cm" fo:min-width="4.41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1.579cm" fo:min-width="1.706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65cm" fo:min-width="3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2.317cm" fo:min-width="4.617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1.772cm" fo:min-width="3.192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1.889cm" fo:min-width="2.918cm"/>
    </style:style>
    <style:style style:name="gr13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2.562cm" fo:min-width="4.591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1.648cm" fo:min-width="3.647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1.134cm" fo:min-width="1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1.935cm" fo:min-width="4.425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2.139cm" fo:min-width="3.8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1.629cm" fo:min-width="3.9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1.642cm" fo:min-width="3.56cm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3.364cm" fo:min-width="2.001cm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1.549cm" fo:min-width="2.106cm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1.941cm" fo:min-width="2.855cm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1.745cm" fo:min-width="2.146cm"/>
    </style:style>
    <style:style style:name="gr24" style:family="graphic" style:parent-style-name="objectwithoutfill">
      <style:graphic-properties draw:marker-end="Arrow" draw:marker-end-width="0.3cm" draw:fill="none" draw:textarea-vertical-align="middle"/>
    </style:style>
    <style:style style:name="gr25" style:family="graphic" style:parent-style-name="standard">
      <style:graphic-properties svg:stroke-color="#000000" draw:fill-color="#ffffff" draw:textarea-horizontal-align="justify" draw:textarea-vertical-align="middle" draw:auto-grow-height="false" fo:min-height="1.862cm" fo:min-width="2.498cm"/>
    </style:style>
    <style:style style:name="gr26" style:family="graphic" style:parent-style-name="objectwithoutfill">
      <style:graphic-properties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7" style:family="graphic" style:parent-style-name="standard">
      <style:graphic-properties svg:stroke-color="#000000" draw:fill-color="#ffffff" draw:textarea-horizontal-align="justify" draw:textarea-vertical-align="middle" draw:auto-grow-height="false" fo:min-height="1.398cm" fo:min-width="1.774cm"/>
    </style:style>
    <style:style style:name="gr28" style:family="graphic" style:parent-style-name="standard">
      <style:graphic-properties svg:stroke-color="#000000" draw:fill-color="#ffffff" draw:textarea-horizontal-align="justify" draw:textarea-vertical-align="middle" draw:auto-grow-height="false" fo:min-height="1.187cm" fo:min-width="4.268cm"/>
    </style:style>
    <style:style style:name="gr29" style:family="graphic" style:parent-style-name="standard">
      <style:graphic-properties draw:stroke="none" svg:stroke-color="#000000" draw:fill="none" draw:fill-color="#ffffff" fo:min-height="0.564cm"/>
    </style:style>
    <style:style style:name="gr30" style:family="graphic" style:parent-style-name="standard">
      <style:graphic-properties draw:stroke="none" svg:stroke-color="#000000" draw:fill="none" draw:fill-color="#ffffff" fo:min-height="1.127cm"/>
    </style:style>
    <style:style style:name="gr31" style:family="graphic" style:parent-style-name="standard">
      <style:graphic-properties svg:stroke-color="#000000" draw:fill-color="#ffffff" draw:textarea-horizontal-align="justify" draw:textarea-vertical-align="middle" draw:auto-grow-height="false" fo:min-height="1.382cm" fo:min-width="1.46cm"/>
    </style:style>
    <style:style style:name="gr32" style:family="graphic" style:parent-style-name="standard">
      <style:graphic-properties svg:stroke-color="#000000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Candara" fo:font-size="16pt"/>
    </style:style>
    <style:style style:name="P3" style:family="paragraph">
      <loext:graphic-properties draw:fill-color="#ffffff" draw:opacity="100%"/>
      <style:paragraph-properties fo:text-align="center"/>
      <style:text-properties style:font-name="Candara" fo:font-size="16pt"/>
    </style:style>
    <style:style style:name="P4" style:family="paragraph">
      <loext:graphic-properties draw:fill-color="#ffffff"/>
      <style:paragraph-properties fo:text-align="center"/>
      <style:text-properties style:font-name="Candara" fo:font-size="16pt" style:font-size-asian="12pt" style:font-size-complex="12pt"/>
    </style:style>
    <style:style style:name="P5" style:family="paragraph">
      <loext:graphic-properties draw:fill="none"/>
      <style:paragraph-properties fo:text-align="center"/>
      <style:text-properties style:font-name="Candara" fo:font-size="16pt"/>
    </style:style>
    <style:style style:name="P6" style:family="paragraph">
      <loext:graphic-properties draw:fill="none" draw:fill-color="#ffffff"/>
      <style:text-properties style:font-name="Candara" fo:font-size="16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style:font-name="Candara" fo:font-size="16pt"/>
    </style:style>
    <style:style style:name="T2" style:family="text">
      <style:text-properties style:font-name="Candara" fo:font-size="16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9" draw:id="id29" draw:layer="layout" svg:width="4.142cm" svg:height="2.063cm" svg:x="1.058cm" svg:y="2.076cm">
          <text:p text:style-name="P1"><text:span text:style-name="T1">Video feed</text:span></text:p>
          <text:p text:style-name="P1"><text:span text:style-name="T1">(FRAMES)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2" xml:id="id1" draw:id="id1" draw:layer="layout" svg:width="4.858cm" svg:height="2.033cm" svg:x="17cm" svg:y="2.3cm">
          <text:p text:style-name="P1"><text:span text:style-name="T1">Pre-processing</text:span></text:p>
          <text:p text:style-name="P1"><text:span text:style-name="T1">(Low pass filtering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xml:id="id2" draw:id="id2" draw:layer="layout" svg:width="4.065cm" svg:height="2.913cm" svg:x="22.841cm" svg:y="1.89cm">
          <text:p text:style-name="P1"><text:span text:style-name="T1">Background </text:span></text:p>
          <text:p text:style-name="P1"><text:span text:style-name="T1">Subtraction</text:span></text:p>
          <text:p text:style-name="P1"><text:span text:style-name="T1">and</text:span></text:p>
          <text:p text:style-name="P1"><text:span text:style-name="T1">Threshold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23" draw:id="id23" draw:layer="layout" svg:width="4.581cm" svg:height="1.795cm" svg:x="28.7cm" svg:y="2.05cm">
          <text:p text:style-name="P1"><text:span text:style-name="T1">Morphological</text:span></text:p>
          <text:p text:style-name="P1"><text:span text:style-name="T1">Operati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2" xml:id="id24" draw:id="id24" draw:layer="layout" svg:width="5.236cm" svg:height="2.089cm" svg:x="34.7cm" svg:y="1.9cm">
          <text:p text:style-name="P1"><text:span text:style-name="T1">Finding contours</text:span></text:p>
          <text:p text:style-name="P1"><text:span text:style-name="T1">and</text:span></text:p>
          <text:p text:style-name="P1"><text:span text:style-name="T1">Convex Hull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2" xml:id="id3" draw:id="id3" draw:layer="layout" svg:width="4.144cm" svg:height="1.849cm" svg:x="34.2cm" svg:y="5.6cm">
          <text:p text:style-name="P1"><text:span text:style-name="T1">Segment blobs</text:span></text:p>
          <text:p text:style-name="P1"><text:span text:style-name="T1">for track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2" xml:id="id5" draw:id="id5" draw:layer="layout" svg:width="4.91cm" svg:height="1.994cm" svg:x="33.8cm" svg:y="12.7cm">
          <text:p text:style-name="P1"><text:span text:style-name="T1">Update tracking</text:span></text:p>
          <text:p text:style-name="P1"><text:span text:style-name="T1">info using centroi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4" xml:id="id6" draw:id="id6" draw:layer="layout" svg:width="4.41cm" svg:height="3.657cm" svg:x="32.89cm" svg:y="15.8cm">
          <text:p text:style-name="P1"><text:span text:style-name="T2">Has blob</text:span></text:p>
          <text:p text:style-name="P1"><text:span text:style-name="T2">Crossed</text:span></text:p>
          <text:p text:style-name="P1"><text:span text:style-name="T2">LOI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9" draw:text-style-name="P2" xml:id="id7" draw:id="id7" draw:layer="layout" svg:width="3.5cm" svg:height="0.9cm" svg:x="33.7cm" svg:y="20.3cm">
          <text:p text:style-name="P1"><text:span text:style-name="T1">Extract ROI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2" xml:id="id8" draw:id="id8" draw:layer="layout" svg:width="5.117cm" svg:height="2.567cm" svg:x="32.9cm" svg:y="22.1cm">
          <text:p text:style-name="P1"><text:span text:style-name="T1">Compute HOG</text:span></text:p>
          <text:p text:style-name="P1"><text:span text:style-name="T1">features for bike</text:span></text:p>
          <text:p text:style-name="P1"><text:span text:style-name="T1">classifica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2" xml:id="id27" draw:id="id27" draw:layer="layout" svg:width="3.692cm" svg:height="2.022cm" svg:x="19.92cm" svg:y="23.214cm">
          <text:p text:style-name="P1"><text:span text:style-name="T1">Classification </text:span></text:p>
          <text:p text:style-name="P1"><text:span text:style-name="T1">using SV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2" xml:id="id26" draw:id="id26" draw:layer="layout" svg:width="3.418cm" svg:height="2.139cm" svg:x="27.07cm" svg:y="17.521cm">
          <text:p text:style-name="P1"><text:span text:style-name="T1">Extract 25% </text:span></text:p>
          <text:p text:style-name="P1"><text:span text:style-name="T1">of ROI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2" xml:id="id15" draw:id="id15" draw:layer="layout" svg:width="5.091cm" svg:height="2.812cm" svg:x="19.209cm" svg:y="18.151cm">
          <text:p text:style-name="P1"><text:span text:style-name="T1">Compute HOG</text:span></text:p>
          <text:p text:style-name="P1"><text:span text:style-name="T1">features for helmet</text:span></text:p>
          <text:p text:style-name="P1"><text:span text:style-name="T1">classifica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2" xml:id="id9" draw:id="id9" draw:layer="layout" svg:width="4.147cm" svg:height="1.898cm" svg:x="33.4cm" svg:y="25.552cm">
          <text:p text:style-name="P1"><text:span text:style-name="T1">Classification </text:span></text:p>
          <text:p text:style-name="P1"><text:span text:style-name="T1">using SV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4" xml:id="id28" draw:id="id28" draw:layer="layout" svg:width="3cm" svg:height="2.766cm" svg:x="11.8cm" svg:y="18.4cm">
          <text:p text:style-name="P1"><text:span text:style-name="T2">Is a </text:span></text:p>
          <text:p text:style-name="P1"><text:span text:style-name="T2">Helmet</text:span></text:p>
          <text:p text:style-name="P1"><text:span text:style-name="T2">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6" draw:text-style-name="P2" xml:id="id10" draw:id="id10" draw:layer="layout" svg:width="4.925cm" svg:height="2.185cm" svg:x="19.375cm" svg:y="10.8cm">
          <text:p text:style-name="P1"><text:span text:style-name="T1">Thresholding and</text:span></text:p>
          <text:p text:style-name="P1"><text:span text:style-name="T1">vertical projection </text:span></text:p>
          <text:p text:style-name="P1"><text:span text:style-name="T1">operation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7" draw:text-style-name="P2" xml:id="id11" draw:id="id11" draw:layer="layout" svg:width="4.3cm" svg:height="2.389cm" svg:x="12.7cm" svg:y="10.7cm">
          <text:p text:style-name="P1"><text:span text:style-name="T1">Find rider count</text:span></text:p>
          <text:p text:style-name="P1"><text:span text:style-name="T1">and upda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2" xml:id="id16" draw:id="id16" draw:layer="layout" svg:width="4.4cm" svg:height="1.879cm" svg:x="11.1cm" svg:y="23.24cm">
          <text:p text:style-name="P1"><text:span text:style-name="T1">Update as</text:span></text:p>
          <text:p text:style-name="P1"><text:span text:style-name="T1">Helmet not foun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2" xml:id="id18" draw:id="id18" draw:layer="layout" svg:width="4.06cm" svg:height="1.892cm" svg:x="11.27cm" svg:y="14.653cm">
          <text:p text:style-name="P1"><text:span text:style-name="T1">Update as</text:span></text:p>
          <text:p text:style-name="P1"><text:span text:style-name="T1">Helmet foun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0" draw:text-style-name="P4" xml:id="id12" draw:id="id12" draw:layer="layout" svg:width="4.111cm" svg:height="3.613cm" svg:x="2.646cm" svg:y="23.7cm">
          <text:p text:style-name="P1"><text:span text:style-name="T2">Write to</text:span></text:p>
          <text:p text:style-name="P1"><text:span text:style-name="T2">LOG file</text:span></text:p>
          <text:p text:style-name="P1"><text:span text:style-name="T2">And display</text:span></text:p>
          <text:p text:style-name="P1"><text:span text:style-name="T2">Outpu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1" draw:text-style-name="P4" xml:id="id13" draw:id="id13" draw:layer="layout" svg:width="5.21cm" svg:height="3.597cm" svg:x="2.06cm" svg:y="16.811cm">
          <text:p text:style-name="P1"><text:span text:style-name="T2">Whether</text:span></text:p>
          <text:p text:style-name="P1"><text:span text:style-name="T2">other blobs exist</text:span></text:p>
          <text:p text:style-name="P1"><text:span text:style-name="T2">in this frame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2" draw:text-style-name="P4" xml:id="id4" draw:id="id4" draw:layer="layout" svg:width="5.617cm" svg:height="2.19cm" svg:x="33.45cm" svg:y="8.8cm">
          <text:p text:style-name="P1"><text:span text:style-name="T2">For each blob</text:span></text:p>
          <text:p text:style-name="P1"><text:span text:style-name="T2">In this fram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23" draw:text-style-name="P4" xml:id="id21" draw:id="id21" draw:layer="layout" svg:width="5.292cm" svg:height="3.989cm" svg:x="2.009cm" svg:y="10.136cm">
          <text:p text:style-name="P1"><text:span text:style-name="T2"/></text:p>
          <text:p text:style-name="P1"><text:span text:style-name="T2">Check if frames</text:span></text:p>
          <text:p text:style-name="P1"><text:span text:style-name="T2">exist in feed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4" draw:text-style-name="P5" draw:layer="layout" svg:x1="21.858cm" svg:y1="3.317cm" svg:x2="22.841cm" svg:y2="3.347cm" draw:start-shape="id1" draw:start-glue-point="7" draw:end-shape="id2" draw:end-glue-point="5" svg:d="M21858 3317h492v30h491" svg:viewBox="0 0 984 31">
          <text:p/>
        </draw:connector>
        <draw:connector draw:style-name="gr24" draw:text-style-name="P5" draw:layer="layout" svg:x1="36.272cm" svg:y1="7.449cm" svg:x2="36.259cm" svg:y2="8.8cm" draw:start-shape="id3" draw:start-glue-point="6" draw:end-shape="id4" draw:end-glue-point="4" svg:d="M36272 7449v676h-13v675" svg:viewBox="0 0 14 1352">
          <text:p/>
        </draw:connector>
        <draw:connector draw:style-name="gr24" draw:text-style-name="P5" draw:layer="layout" svg:x1="36.259cm" svg:y1="10.99cm" svg:x2="36.255cm" svg:y2="12.7cm" draw:start-shape="id4" draw:start-glue-point="6" draw:end-shape="id5" draw:end-glue-point="4" svg:d="M36259 10990v856h-4v854" svg:viewBox="0 0 5 1711">
          <text:p/>
        </draw:connector>
        <draw:connector draw:style-name="gr24" draw:text-style-name="P5" draw:layer="layout" svg:x1="36.255cm" svg:y1="14.694cm" svg:x2="35.095cm" svg:y2="15.8cm" draw:start-shape="id5" draw:start-glue-point="6" draw:end-shape="id6" draw:end-glue-point="4" svg:d="M36255 14694v553h-1160v553" svg:viewBox="0 0 1161 1107">
          <text:p/>
        </draw:connector>
        <draw:connector draw:style-name="gr24" draw:text-style-name="P5" draw:layer="layout" svg:x1="35.095cm" svg:y1="19.457cm" svg:x2="35.45cm" svg:y2="20.3cm" draw:start-shape="id6" draw:start-glue-point="6" draw:end-shape="id7" draw:end-glue-point="4" svg:d="M35095 19457v422h355v421" svg:viewBox="0 0 356 844">
          <text:p/>
        </draw:connector>
        <draw:connector draw:style-name="gr24" draw:text-style-name="P5" draw:layer="layout" draw:line-skew="0.264cm" svg:x1="37.3cm" svg:y1="17.629cm" svg:x2="38.71cm" svg:y2="13.697cm" draw:start-shape="id6" draw:start-glue-point="7" draw:end-shape="id5" draw:end-glue-point="7" svg:d="M37300 17629h2176v-3932h-766" svg:viewBox="0 0 2177 3933">
          <text:p/>
        </draw:connector>
        <draw:connector draw:style-name="gr24" draw:text-style-name="P5" draw:layer="layout" svg:x1="35.45cm" svg:y1="21.2cm" svg:x2="35.459cm" svg:y2="22.1cm" draw:start-shape="id7" draw:start-glue-point="6" draw:end-shape="id8" draw:end-glue-point="4" svg:d="M35450 21200v450h9v450" svg:viewBox="0 0 10 901">
          <text:p/>
        </draw:connector>
        <draw:connector draw:style-name="gr24" draw:text-style-name="P5" draw:layer="layout" svg:x1="35.459cm" svg:y1="24.667cm" svg:x2="35.474cm" svg:y2="25.552cm" draw:start-shape="id8" draw:start-glue-point="6" draw:end-shape="id9" draw:end-glue-point="4" svg:d="M35459 24667v443h15v442" svg:viewBox="0 0 16 886">
          <text:p/>
        </draw:connector>
        <draw:connector draw:style-name="gr24" draw:text-style-name="P5" draw:layer="layout" svg:x1="19.375cm" svg:y1="11.893cm" svg:x2="17cm" svg:y2="11.895cm" draw:start-shape="id10" draw:start-glue-point="5" draw:end-shape="id11" draw:end-glue-point="7" svg:d="M19375 11893h-1187v2h-1188" svg:viewBox="0 0 2376 3">
          <text:p/>
        </draw:connector>
        <draw:custom-shape draw:style-name="gr25" draw:text-style-name="P4" xml:id="id19" draw:id="id19" draw:layer="layout" svg:width="5.02cm" svg:height="2.111cm" svg:x="5.78cm" svg:y="2cm">
          <text:p text:style-name="P1"><text:span text:style-name="T2">For each frame</text:span></text:p>
          <text:p text:style-name="P1"><text:span text:style-name="T2">in video input</text:span></text:p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24" draw:text-style-name="P5" draw:layer="layout" svg:x1="4.702cm" svg:y1="23.7cm" svg:x2="4.665cm" svg:y2="20.408cm" draw:start-shape="id12" draw:start-glue-point="5" draw:end-shape="id13" draw:end-glue-point="6" svg:d="M4702 23700v-1646h-37v-1646" svg:viewBox="0 0 38 3293">
          <text:p/>
        </draw:connector>
        <draw:line draw:style-name="gr26" draw:text-style-name="P5" xml:id="id14" draw:id="id14" draw:layer="layout" svg:x1="26.026cm" svg:y1="17.717cm" svg:x2="26.026cm" svg:y2="14.118cm">
          <text:p/>
        </draw:line>
        <draw:connector draw:style-name="gr24" draw:text-style-name="P5" draw:layer="layout" draw:type="line" svg:x1="26.026cm" svg:y1="15.917cm" svg:x2="24.3cm" svg:y2="11.893cm" draw:start-shape="id14" draw:start-glue-point="1" draw:end-shape="id10" draw:end-glue-point="7" svg:d="M26026 15917l-1726-4024" svg:viewBox="0 0 1727 4025">
          <text:p/>
        </draw:connector>
        <draw:connector draw:style-name="gr24" draw:text-style-name="P5" draw:layer="layout" draw:type="line" svg:x1="26.026cm" svg:y1="15.917cm" svg:x2="24.3cm" svg:y2="19.557cm" draw:start-shape="id14" draw:start-glue-point="1" draw:end-shape="id15" draw:end-glue-point="7" svg:d="M26026 15917l-1726 3640" svg:viewBox="0 0 1727 3641">
          <text:p/>
        </draw:connector>
        <draw:line draw:style-name="gr26" draw:text-style-name="P5" xml:id="id17" draw:id="id17" draw:layer="layout" svg:x1="9cm" svg:y1="17.812cm" svg:x2="9cm" svg:y2="14.202cm">
          <text:p/>
        </draw:line>
        <draw:connector draw:style-name="gr24" draw:text-style-name="P5" draw:layer="layout" draw:type="line" svg:x1="11.1cm" svg:y1="24.18cm" svg:x2="9cm" svg:y2="16.007cm" draw:start-shape="id16" draw:start-glue-point="5" draw:end-shape="id17" draw:end-glue-point="1" svg:d="M11100 24180l-2100-8173" svg:viewBox="0 0 2101 8174">
          <text:p/>
        </draw:connector>
        <draw:connector draw:style-name="gr24" draw:text-style-name="P5" draw:layer="layout" draw:type="line" svg:x1="11.27cm" svg:y1="15.599cm" svg:x2="9cm" svg:y2="16.007cm" draw:start-shape="id18" draw:start-glue-point="5" draw:end-shape="id17" draw:end-glue-point="1" svg:d="M11270 15599l-2270 408" svg:viewBox="0 0 2271 409">
          <text:p/>
        </draw:connector>
        <draw:connector draw:style-name="gr24" draw:text-style-name="P5" draw:layer="layout" draw:type="line" svg:x1="12.7cm" svg:y1="11.895cm" svg:x2="9cm" svg:y2="16.007cm" draw:start-shape="id11" draw:start-glue-point="5" draw:end-shape="id17" draw:end-glue-point="1" svg:d="M12700 11895l-3700 4112" svg:viewBox="0 0 3701 4113">
          <text:p/>
        </draw:connector>
        <draw:custom-shape draw:style-name="gr27" draw:text-style-name="P2" xml:id="id20" draw:id="id20" draw:layer="layout" svg:width="3.738cm" svg:height="1.647cm" svg:x="12.3cm" svg:y="2.501cm">
          <text:p text:style-name="P1"><text:span text:style-name="T1">Read frame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4" draw:text-style-name="P5" draw:layer="layout" svg:x1="10.8cm" svg:y1="3.056cm" svg:x2="12.673cm" svg:y2="3.325cm" draw:start-shape="id19" draw:start-glue-point="7" draw:end-shape="id20" draw:end-glue-point="6" svg:d="M10800 3056h751v269h1122" svg:viewBox="0 0 1874 270">
          <text:p/>
        </draw:connector>
        <draw:connector draw:style-name="gr24" draw:text-style-name="P5" draw:layer="layout" svg:x1="15.658cm" svg:y1="3.325cm" svg:x2="17cm" svg:y2="3.317cm" draw:start-shape="id20" draw:start-glue-point="9" draw:end-shape="id1" draw:end-glue-point="5" svg:d="M15658 3325h862v-8h480" svg:viewBox="0 0 1343 9">
          <text:p/>
        </draw:connector>
        <draw:custom-shape draw:style-name="gr28" draw:text-style-name="P2" xml:id="id22" draw:id="id22" draw:layer="layout" svg:width="5.286cm" svg:height="2.035cm" svg:x="2.01cm" svg:y="5.329cm">
          <text:p text:style-name="P1"><text:span text:style-name="T1">END</text:span></text:p>
          <text:p text:style-name="P1"><text:span text:style-name="T1">&amp;</text:span></text:p>
          <text:p text:style-name="P1"><text:span text:style-name="T1">Cleanup operations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4" draw:text-style-name="P5" draw:layer="layout" svg:x1="4.655cm" svg:y1="10.136cm" svg:x2="4.653cm" svg:y2="7.364cm" draw:start-shape="id21" draw:start-glue-point="4" draw:end-shape="id22" draw:end-glue-point="6" svg:d="M4655 10136v-1386h-2v-1386" svg:viewBox="0 0 3 2773">
          <text:p/>
        </draw:connector>
        <draw:frame draw:style-name="gr29" draw:text-style-name="P6" draw:layer="layout" svg:width="1.29cm" svg:height="0.814cm" svg:x="4.581cm" svg:y="9.391cm">
          <draw:text-box>
            <text:p><text:span text:style-name="T1">NO</text:span></text:p>
          </draw:text-box>
        </draw:frame>
        <draw:frame draw:style-name="gr30" draw:text-style-name="P6" draw:layer="layout" svg:width="1.682cm" svg:height="1.377cm" svg:x="7.318cm" svg:y="12.451cm">
          <draw:text-box>
            <text:p><text:span text:style-name="T1">YES</text:span></text:p>
          </draw:text-box>
        </draw:frame>
        <draw:connector draw:style-name="gr24" draw:text-style-name="P5" draw:layer="layout" svg:x1="26.906cm" svg:y1="3.347cm" svg:x2="28.7cm" svg:y2="2.948cm" draw:start-shape="id2" draw:start-glue-point="7" draw:end-shape="id23" draw:end-glue-point="5" svg:d="M26906 3347h897v-399h897" svg:viewBox="0 0 1795 400">
          <text:p/>
        </draw:connector>
        <draw:connector draw:style-name="gr24" draw:text-style-name="P5" draw:layer="layout" svg:x1="33.281cm" svg:y1="2.948cm" svg:x2="34.7cm" svg:y2="2.945cm" draw:start-shape="id23" draw:start-glue-point="7" draw:end-shape="id24" draw:end-glue-point="5" svg:d="M33281 2948h710v-3h709" svg:viewBox="0 0 1420 4">
          <text:p/>
        </draw:connector>
        <draw:connector draw:style-name="gr24" draw:text-style-name="P5" draw:layer="layout" svg:x1="37.318cm" svg:y1="3.989cm" svg:x2="36.272cm" svg:y2="5.6cm" draw:start-shape="id24" draw:start-glue-point="6" draw:end-shape="id3" draw:end-glue-point="4" svg:d="M37318 3989v805h-1046v806" svg:viewBox="0 0 1047 1612">
          <text:p/>
        </draw:connector>
        <draw:custom-shape draw:style-name="gr31" draw:text-style-name="P4" xml:id="id25" draw:id="id25" draw:layer="layout" svg:width="3.919cm" svg:height="3.264cm" svg:x="26.824cm" svg:y="21.444cm">
          <text:p text:style-name="P1"><text:span text:style-name="T2">Is a </text:span></text:p>
          <text:p text:style-name="P1"><text:span text:style-name="T2">Motorcycle</text:span></text:p>
          <text:p text:style-name="P1"><text:span text:style-name="T2">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4" draw:text-style-name="P5" draw:layer="layout" svg:x1="28.784cm" svg:y1="21.444cm" svg:x2="28.779cm" svg:y2="19.66cm" draw:start-shape="id25" draw:start-glue-point="4" draw:end-shape="id26" draw:end-glue-point="6" svg:d="M28784 21444v-892h-5v-892" svg:viewBox="0 0 6 1785">
          <text:p/>
        </draw:connector>
        <draw:connector draw:style-name="gr24" draw:text-style-name="P5" draw:layer="layout" svg:x1="33.4cm" svg:y1="26.501cm" svg:x2="28.784cm" svg:y2="24.708cm" draw:start-shape="id9" draw:start-glue-point="5" draw:end-shape="id25" draw:end-glue-point="6" svg:d="M33400 26501h-4616v-1793" svg:viewBox="0 0 4617 1794">
          <text:p/>
        </draw:connector>
        <draw:connector draw:style-name="gr24" draw:text-style-name="P5" draw:layer="layout" draw:line-skew="-0.192cm" svg:x1="30.743cm" svg:y1="23.076cm" svg:x2="33.45cm" svg:y2="9.895cm" draw:start-shape="id25" draw:start-glue-point="7" draw:end-shape="id4" draw:end-glue-point="5" svg:d="M30743 23076h1161v-13181h1546" svg:viewBox="0 0 2708 13182">
          <text:p/>
        </draw:connector>
        <draw:connector draw:style-name="gr24" draw:text-style-name="P5" draw:layer="layout" svg:x1="28.779cm" svg:y1="17.521cm" svg:x2="26.026cm" svg:y2="15.917cm" draw:start-shape="id26" draw:start-glue-point="4" draw:end-shape="id14" draw:end-glue-point="1" svg:d="M28779 17521v-1604h-2753" svg:viewBox="0 0 2754 1605">
          <text:p/>
        </draw:connector>
        <draw:connector draw:style-name="gr24" draw:text-style-name="P5" draw:layer="layout" svg:x1="19.92cm" svg:y1="24.225cm" svg:x2="14.8cm" svg:y2="19.783cm" draw:start-shape="id27" draw:start-glue-point="5" draw:end-shape="id28" draw:end-glue-point="7" svg:d="M19920 24225h-2559v-4442h-2561" svg:viewBox="0 0 5121 4443">
          <text:p/>
        </draw:connector>
        <draw:connector draw:style-name="gr24" draw:text-style-name="P5" draw:layer="layout" svg:x1="13.3cm" svg:y1="21.166cm" svg:x2="13.3cm" svg:y2="23.24cm" draw:start-shape="id28" draw:start-glue-point="6" draw:end-shape="id16" draw:end-glue-point="4" svg:d="M13300 21166v2074" svg:viewBox="0 0 1 2075">
          <text:p/>
        </draw:connector>
        <draw:connector draw:style-name="gr24" draw:text-style-name="P5" draw:layer="layout" svg:x1="13.3cm" svg:y1="18.4cm" svg:x2="13.3cm" svg:y2="16.545cm" draw:start-shape="id28" draw:start-glue-point="4" draw:end-shape="id18" draw:end-glue-point="6" svg:d="M13300 18400v-1855" svg:viewBox="0 0 1 1856">
          <text:p/>
        </draw:connector>
        <draw:connector draw:style-name="gr24" draw:text-style-name="P5" draw:layer="layout" svg:x1="9cm" svg:y1="16.007cm" svg:x2="6.339cm" svg:y2="25.507cm" draw:start-shape="id17" draw:start-glue-point="1" draw:end-shape="id12" draw:end-glue-point="9" svg:d="M9000 16007h-1161v9500h-1500" svg:viewBox="0 0 2662 9501">
          <text:p/>
        </draw:connector>
        <draw:connector draw:style-name="gr24" draw:text-style-name="P7" draw:layer="layout" svg:x1="21.755cm" svg:y1="20.963cm" svg:x2="21.766cm" svg:y2="23.214cm" draw:start-shape="id15" draw:start-glue-point="6" draw:end-shape="id27" draw:end-glue-point="4" svg:d="M21755 20963v1126h11v1125" svg:viewBox="0 0 12 2252">
          <text:p/>
        </draw:connector>
        <draw:connector draw:style-name="gr24" draw:text-style-name="P7" draw:layer="layout" draw:type="line" svg:x1="4.779cm" svg:y1="3.108cm" svg:x2="5.78cm" svg:y2="3.056cm" draw:start-shape="id29" draw:start-glue-point="9" draw:end-shape="id19" draw:end-glue-point="5" svg:d="M4779 3108l1001-52" svg:viewBox="0 0 1002 53">
          <text:p/>
        </draw:connector>
        <draw:connector draw:style-name="gr24" draw:text-style-name="P7" draw:layer="layout" svg:x1="4.665cm" svg:y1="16.811cm" svg:x2="4.655cm" svg:y2="14.125cm" draw:start-shape="id13" draw:start-glue-point="4" draw:end-shape="id21" draw:end-glue-point="6" svg:d="M4665 16811v-1343h-10v-1343" svg:viewBox="0 0 11 2687">
          <text:p/>
        </draw:connector>
        <draw:connector draw:style-name="gr32" draw:text-style-name="P1" xml:id="id30" draw:id="id30" draw:layer="layout" svg:x1="2.06cm" svg:y1="18.61cm" svg:x2="40.375cm" svg:y2="28.152cm" draw:start-shape="id13" draw:start-glue-point="5" svg:d="M2060 18610h-501v9542h38816" svg:viewBox="0 0 38817 9543">
          <text:p/>
        </draw:connector>
        <draw:connector draw:style-name="gr24" draw:text-style-name="P7" draw:layer="layout" draw:line-skew="-0.501cm" svg:x1="40.375cm" svg:y1="28.152cm" svg:x2="39.067cm" svg:y2="9.895cm" draw:start-shape="id30" draw:start-glue-point="3" draw:end-shape="id4" draw:end-glue-point="7" svg:d="M40375 28152v-18257h-1308" svg:viewBox="0 0 1309 18258">
          <text:p/>
        </draw:connector>
        <draw:frame draw:style-name="gr30" draw:text-style-name="P6" draw:layer="layout" svg:width="1.682cm" svg:height="1.377cm" svg:x="1.537cm" svg:y="19.195cm">
          <draw:text-box>
            <text:p><text:span text:style-name="T1">YES</text:span></text:p>
          </draw:text-box>
        </draw:frame>
        <draw:frame draw:style-name="gr29" draw:text-style-name="P6" draw:layer="layout" svg:width="1.29cm" svg:height="0.814cm" svg:x="4.681cm" svg:y="15.991cm">
          <draw:text-box>
            <text:p><text:span text:style-name="T1">NO</text:span></text:p>
          </draw:text-box>
        </draw:frame>
        <draw:frame draw:style-name="gr29" draw:text-style-name="P6" draw:layer="layout" svg:width="1.29cm" svg:height="0.814cm" svg:x="13.281cm" svg:y="21.191cm">
          <draw:text-box>
            <text:p><text:span text:style-name="T1">NO</text:span></text:p>
          </draw:text-box>
        </draw:frame>
        <draw:frame draw:style-name="gr30" draw:text-style-name="P6" draw:layer="layout" svg:width="1.682cm" svg:height="1.377cm" svg:x="13.237cm" svg:y="17.896cm">
          <draw:text-box>
            <text:p><text:span text:style-name="T1">YES</text:span></text:p>
          </draw:text-box>
        </draw:frame>
        <draw:frame draw:style-name="gr30" draw:text-style-name="P6" draw:layer="layout" svg:width="1.682cm" svg:height="1.377cm" svg:x="28.837cm" svg:y="20.797cm">
          <draw:text-box>
            <text:p><text:span text:style-name="T1">YES</text:span></text:p>
          </draw:text-box>
        </draw:frame>
        <draw:frame draw:style-name="gr29" draw:text-style-name="P6" draw:layer="layout" svg:width="1.29cm" svg:height="0.814cm" svg:x="30.481cm" svg:y="23.191cm">
          <draw:text-box>
            <text:p><text:span text:style-name="T1">NO</text:span></text:p>
          </draw:text-box>
        </draw:frame>
        <draw:frame draw:style-name="gr29" draw:text-style-name="P6" draw:layer="layout" svg:width="1.29cm" svg:height="0.814cm" svg:x="37.081cm" svg:y="16.891cm">
          <draw:text-box>
            <text:p><text:span text:style-name="T1">NO</text:span></text:p>
          </draw:text-box>
        </draw:frame>
        <draw:frame draw:style-name="gr30" draw:text-style-name="P6" draw:layer="layout" svg:width="1.682cm" svg:height="1.377cm" svg:x="35.437cm" svg:y="19.398cm">
          <draw:text-box>
            <text:p><text:span text:style-name="T1">YES</text:span></text:p>
          </draw:text-box>
        </draw:frame>
        <draw:connector draw:style-name="gr24" draw:text-style-name="P7" draw:layer="layout" svg:x1="7.301cm" svg:y1="12.131cm" svg:x2="8.29cm" svg:y2="4.111cm" draw:start-shape="id21" draw:start-glue-point="7" draw:end-shape="id19" draw:end-glue-point="6" svg:d="M7301 12131h989v-8020" svg:viewBox="0 0 990 802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andara" svg:font-family="Candar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0T21:28:56.443184199</meta:creation-date>
    <dc:date>2018-04-12T23:14:02.209492534</dc:date>
    <meta:editing-duration>PT3H35M32S</meta:editing-duration>
    <meta:editing-cycles>81</meta:editing-cycles>
    <meta:generator>LibreOffice/5.4.6.2$Linux_X86_64 LibreOffice_project/40m0$Build-2</meta:generator>
    <meta:document-statistic meta:object-count="74"/>
  </office:meta>
</office:document-meta>
</file>